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/>
    <style:font-face style:name="Times New Roman,Bold" svg:font-family="'Times New Roman,Bold'"/>
    <style:font-face style:name="Times New Roman1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Times New Roman1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 fo:break-before="page"/>
      <style:text-properties style:font-name="Times New Roman1" fo:font-size="14pt" style:font-size-asian="14pt" style:font-size-complex="14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Times New Roman1" fo:font-size="14pt" officeooo:rsid="001ed4c9" officeooo:paragraph-rsid="001ed4c9" style:font-size-asian="14pt" style:font-size-complex="14pt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Times New Roman1" fo:font-size="14pt" officeooo:rsid="002079ce" officeooo:paragraph-rsid="002079ce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1" fo:font-size="14pt" officeooo:rsid="002079ce" officeooo:paragraph-rsid="002079ce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1" fo:font-size="14pt" officeooo:paragraph-rsid="002079ce" style:font-size-asian="14pt" style:font-size-complex="14pt"/>
    </style:style>
    <style:style style:name="P12" style:family="paragraph" style:parent-style-name="Standard" style:list-style-name="L4">
      <style:paragraph-properties fo:text-align="justify" style:justify-single-word="false"/>
      <style:text-properties style:font-name="Times New Roman1" fo:font-size="14pt" fo:font-weight="normal" officeooo:paragraph-rsid="002079ce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1" fo:font-size="14pt" fo:font-weight="normal" officeooo:paragraph-rsid="002079ce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14pt" fo:font-weight="bold" officeooo:paragraph-rsid="002079ce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Times New Roman1" fo:font-size="14pt" fo:font-weight="normal" officeooo:paragraph-rsid="002079ce" fo:background-color="#ffffff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1" fo:font-size="14pt" fo:font-weight="normal" officeooo:rsid="002a7e2b" officeooo:paragraph-rsid="002a7e2b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Times New Roman" fo:font-size="11pt" officeooo:paragraph-rsid="002079ce" fo:background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998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size="11pt"/>
    </style:style>
    <style:style style:name="T5" style:family="text">
      <style:text-properties style:font-name="Times New Roman" fo:font-size="11pt" fo:background-color="#ffffff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4cm" fo:text-indent="-0.635cm" fo:margin-left="1.7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99cm" fo:text-indent="-0.635cm" fo:margin-left="2.39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4cm" fo:text-indent="-0.635cm" fo:margin-left="3.03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69cm" fo:text-indent="-0.635cm" fo:margin-left="3.66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4cm" fo:text-indent="-0.635cm" fo:margin-left="4.30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39cm" fo:text-indent="-0.635cm" fo:margin-left="4.93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4cm" fo:text-indent="-0.635cm" fo:margin-left="5.57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09cm" fo:text-indent="-0.635cm" fo:margin-left="6.20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4cm" fo:text-indent="-0.635cm" fo:margin-left="6.84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79cm" fo:text-indent="-0.635cm" fo:margin-left="7.479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89cm" fo:text-indent="-0.635cm" fo:margin-left="1.88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24cm" fo:text-indent="-0.635cm" fo:margin-left="2.52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59cm" fo:text-indent="-0.635cm" fo:margin-left="3.15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94cm" fo:text-indent="-0.635cm" fo:margin-left="3.79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29cm" fo:text-indent="-0.635cm" fo:margin-left="4.4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64cm" fo:text-indent="-0.635cm" fo:margin-left="5.06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99cm" fo:text-indent="-0.635cm" fo:margin-left="5.69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34cm" fo:text-indent="-0.635cm" fo:margin-left="6.33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69cm" fo:text-indent="-0.635cm" fo:margin-left="6.96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04cm" fo:text-indent="-0.635cm" fo:margin-left="7.604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Шаблий Алексей Денисович</text:p>
      <text:p text:style-name="P2"/>
      <text:p text:style-name="P2"/>
      <text:p text:style-name="P2"/>
      <text:p text:style-name="P2"/>
      <text:p text:style-name="P2">Исследование и разработка методов построения инструментальных </text:p>
      <text:p text:style-name="P2">средств конфигурирования в плагинных системах</text:p>
      <text:p text:style-name="P2"/>
      <text:p text:style-name="P2"/>
      <text:p text:style-name="P2">Специальность 2.3.5 - Математическое и программное обеспечение вычислительных систем, комплексов и компьютерных сетей</text:p>
      <text:p text:style-name="P2"/>
      <text:p text:style-name="P2"/>
      <text:p text:style-name="P2"/>
      <text:p text:style-name="P2"/>
      <text:p text:style-name="P2">РЕФЕРАТ</text:p>
      <text:p text:style-name="P2">диссертации на соискание ученой степени кандидата физико-математических наук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 — 2024</text:p>
      <text:p text:style-name="P3"><text:soft-page-break/>Работа выполнена в Московском авиационном институте (национальном исследовательском университете) на кафедре вычислительной математики и программирования.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Научный руководитель:</text:p>
          </table:table-cell>
          <table:table-cell table:style-name="Table1.B1" office:value-type="string">
            <text:p text:style-name="P4"><text:span text:style-name="T1">Судаков Владимир Анатольевич</text:span>, доктор технических наук, доцент, профессор кафедры вычислительной математики и программирования</text:p>
          </table:table-cell>
        </table:table-row>
        <table:table-row>
          <table:table-cell table:style-name="Table1.A2" office:value-type="string">
            <text:p text:style-name="P4">Ведущая организация:</text:p>
          </table:table-cell>
          <table:table-cell table:style-name="Table1.B2" office:value-type="string">
            <text:p text:style-name="P4">ПАО «ОАК» «ОКБ Сухого»</text:p>
          </table:table-cell>
        </table:table-row>
      </table:table>
      <text:p text:style-name="P3"/>
      <text:p text:style-name="P3"/>
      <text:p text:style-name="P5">В настоящее время информационные технологии активно развиваются. Их развитие сопровождается неминуемым усложнением как самих информационных решений, так и технологий, применяемых для создания конечного продукта. Примером таких технологий являются инструментальные средства конфигурирования. С их помощью специалисты могут настраивать поведение информационных систем в допустимой конфигурации:</text:p>
      <text:p text:style-name="P3"/>
      <text:list text:style-name="L1">
        <text:list-item>
          <text:p text:style-name="P6">для операционных систем - настройка системных ресурсов, энергозависимой и энергонезависимосй памяти, расписание работы компонентов системы;</text:p>
        </text:list-item>
        <text:list-item>
          <text:p text:style-name="P6">для прикладных программ - их поведение, правила журналирования своей работы, поддержка различных протоколов взаимодействия;</text:p>
        </text:list-item>
        <text:list-item>
          <text:p text:style-name="P6">для баз данных - управление доступом, шардирование и реплекация;</text:p>
        </text:list-item>
        <text:list-item>
          <text:p text:style-name="P6">и т.д.</text:p>
        </text:list-item>
      </text:list>
      <text:p text:style-name="P3"/>
      <text:p text:style-name="P3">В рамках одной предметной области объем решаемых задач разными специалистами может существенно отличаться. В следствие этого отличается и состав полезного функционала, используемого в инструментальном средстве конфигурирования.</text:p>
      <text:p text:style-name="P3"/>
      <text:p text:style-name="P3">Удовлетворение спроса на инструментальные программные средства с разным объемом функционала может быть реализовано поставкой решения в различных комплектациях.</text:p>
      <text:p text:style-name="P3"/>
      <text:p text:style-name="P3">Это может быть достигнуто применением технологии плагинных систем. В них результирующий объем функционала зависит от состава установленных расширений системы - плагинов.</text:p>
      <text:p text:style-name="P3"/>
      <text:p text:style-name="P3">Применение плагинов для решения задачи поставки функционала в различных комплектациях не лишено недостатков. Одним из недостатков является необходимость поставки бесполезного для заказчика функционала в следствие технической необходимости разрешения функциональных зависимостей.</text:p>
      <text:p text:style-name="P3"/>
      <text:p text:style-name="P3">Анализ показал, что на сегодняшний день применяются следующие методы построения решения в плагинной системе:</text:p>
      <text:p text:style-name="P3"/>
      <text:list text:style-name="L2">
        <text:list-item>
          <text:p text:style-name="P7">разместить весь функционал в одном плагине - очевидно не обеспечивает возможность поставки функционала в различных комплектациях</text:p>
        </text:list-item>
        <text:list-item>
          <text:p text:style-name="P7">разместить каждую единицу функционала в своем плагине - при достаточно большом числе плагинов становится невожным управление ими</text:p>
        </text:list-item>
        <text:list-item>
          <text:p text:style-name="P7">разместить функционал по плагинам по некоторому критерию - существуют разные критерии и методы распределения функционала в <text:soft-page-break/>соответствии с ними, в рамках диссертационного исследования сформулирован и описан один из них.</text:p>
        </text:list-item>
      </text:list>
      <text:p text:style-name="P3"/>
      <text:p text:style-name="P3"/>
      <text:p text:style-name="P3">В рамках диссертационного исследования рассматривается задача поиска оптимальной декомпозиции функционала по плагинам. Критерием оптимальности распределения является минимизация стоимости постпродажного обслуживания <text:span text:style-name="T2">(ППО)</text:span>. В рассматриваемой задаче стоимость ППО поставки, которая формируется в соответствии с заявленной комплектацией, зависит от состава вошедших в поставку требований. Стоимость ППО поставки рассчитывается как сумма стоимостей ППО каждого из реализованных в поставке требований. При этом стоимость ППО каждого отдельного требования зависит как от себестоимости его сопровождения так и от того, какие требования дополнительно были включены в поставку: включение их может как повышать, так и понижать стоимость.</text:p>
      <text:p text:style-name="P3"/>
      <text:p text:style-name="P3">Целью исследования является повышение эффективности поставляемых программных решений инструментальных средств конфигурирования в плагинных системах.</text:p>
      <text:p text:style-name="P3">Для достижения поставленной цели были сформулированы и решены следующие основные задачи:</text:p>
      <text:p text:style-name="P3"/>
      <text:list text:style-name="L3">
        <text:list-item>
          <text:p text:style-name="P8">анализ предметной области плагинных систем для выявления значимых сущностей и описание их ограничений;</text:p>
        </text:list-item>
        <text:list-item>
          <text:p text:style-name="P8">разработка методики построения математической модели, включающей целевую функцию и действующие ограничения на значения ее параметров;</text:p>
        </text:list-item>
        <text:list-item>
          <text:p text:style-name="P8">решение задачи оптимизации в том числе и методами машинного обучения с последующим сравнением результатов решений;</text:p>
        </text:list-item>
        <text:list-item>
          <text:p text:style-name="P9">вывод о целесообразности применения того или иного метода в вопросе решения конкретной практической задачи.</text:p>
        </text:list-item>
      </text:list>
      <text:p text:style-name="P10"/>
      <text:p text:style-name="P11"><text:span text:style-name="T1">Объект исследования. </text:span><text:span text:style-name="T3">Инструментальные средства конфигурирования, осуществляющие работу в плагинной системе.</text:span></text:p>
      <text:p text:style-name="P11"><text:span text:style-name="T3"/></text:p>
      <text:p text:style-name="P11"><text:span text:style-name="T1">Предмет исследования.</text:span><text:span text:style-name="T3"> Оптимальная декомпозиции функционала инструментального средства конфигурирования в плагинной системе по критерию минимизации бесполезного функционала в формируемой поставке заданной комплектации.</text:span></text:p>
      <text:p text:style-name="P11"><text:span text:style-name="T3"/></text:p>
      <text:p text:style-name="P11"><text:span text:style-name="T1">Методы исследования.</text:span><text:span text:style-name="T3"> Эксперименты с применением различных алгоритмов решения задачи оптимальной декомпозиции на графовых математических моделях. Сравнительный анализ результатов применения алгоритмов по критерию минимально необходимого объема компонентов плагинной системы выраженного в количественном отношении.</text:span></text:p>
      <text:p text:style-name="P11"><text:soft-page-break/>На сегодняшний день в диссертационном исследовании <text:span text:style-name="T1">научная новизна </text:span><text:span text:style-name="T3">заключается в следующем:</text:span></text:p>
      <text:p text:style-name="P11"><text:span text:style-name="T3"/></text:p>
      <text:list text:style-name="L4">
        <text:list-item>
          <text:p text:style-name="P12">Разработан метод приведения выражений к линейному виду в математической модели распределения функционала в плагинной системе</text:p>
        </text:list-item>
        <text:list-item>
          <text:p text:style-name="P12">Сформулирована методика оценки стоимости ППО сформированной поставки в соответствии с заданной комплектацией</text:p>
        </text:list-item>
        <text:list-item>
          <text:p text:style-name="P12">Реализован комплекс программных решений применяемый как для проведения экспериментальных рассчетов гипотетических моделей так и реальных, построенных на основе открытых данных</text:p>
        </text:list-item>
      </text:list>
      <text:p text:style-name="P11"><text:span text:style-name="T3"/></text:p>
      <text:p text:style-name="P13"><text:span text:style-name="T1">Основные положения, выносимые на защиту</text:span> не сформулированы. Они будут описаны позже, когда работа над диссертационным исследованием будет завершена.</text:p>
      <text:p text:style-name="P13"/>
      <text:p text:style-name="P13"><text:span text:style-name="T1">Обоснованность</text:span> научных положений, выводов и практических рекомендаций, полученных на сегодняшний день в рамках диссертационного исследования, обеспечивается разультатами экспериментальных исследований, успешным представлением положений в ряде докладов на ведущих международных конференциях, а так же использованием результатов в реальных программных комплексов, автором которых я являюсь.</text:p>
      <text:p text:style-name="P13"/>
      <text:p text:style-name="P13"><text:span text:style-name="T1">Практическая значимость</text:span> работы работы заключается в реализации предложенного метода формирования математической модели с вычисления стоимости ППО поставки, сформированной в соответствии с заданной комплектацией.</text:p>
      <text:p text:style-name="P13"/>
      <text:p text:style-name="P13"><text:span text:style-name="T1">Внедрение результатов работы</text:span>. Полученные на сегодняшний день результаты использованы при разработке следующих зарегистриованные в реестре РФ программных средств:</text:p>
      <text:p text:style-name="P13">-</text:p>
      <text:p text:style-name="P13"/>
      <text:p text:style-name="P13"><text:span text:style-name="T1">Апробация результатов исследования</text:span>. Результаты, полученные на сегодняшний день в рамках работ над диссертацией, представлялись и обсуждались на следующих конференциях:</text:p>
      <text:p text:style-name="P13">-</text:p>
      <text:p text:style-name="P13"/>
      <text:p text:style-name="P13"><text:span text:style-name="T1">Личный вклад автора</text:span>. Автором лично проведен анализ предметной области разработки программных решений, работа которых производится в плагинных системах на предмет определения значимых компонентов, их связей друг с другом и действующих ограничений. На основе проведенного анализа разработана математическая модель, а так же описан метод исключения из нее нелинейных выражений. Проведены эксперименты, демонстрирующие эффективность представленного решения. Подготовка публикации проводилась в соавторстве с научным руководителем.</text:p>
      <text:p text:style-name="P13"><text:soft-page-break/><text:span text:style-name="T1">Публикации</text:span>. На сегодняшний день по теме диссертации в издании из перечня рецензируемых научных журналов ВАК опубликована одна статья.</text:p>
      <text:p text:style-name="P13"/>
      <text:p text:style-name="P14">Содержание работы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<text:span text:style-name="T4"/></text:p>
      <text:p text:style-name="P13"/>
      <text:p text:style-name="P13"/>
      <text:p text:style-name="P16">Заключение.</text:p>
      <text:p text:style-name="P16"/>
      <text:p text:style-name="P16">Работы, опубликованные автором по теме диссертации.</text:p>
      <text:p text:style-name="P13"/>
      <text:p text:style-name="P13"><text:span text:style-name="T5"/></text:p>
      <text:p text:style-name="P13"><text:span text:style-name="T5"/></text:p>
      <text:p text:style-name="P13"><text:span text:style-name="T5"/></text:p>
      <text:p text:style-name="P17"><text:span text:style-name="T4"/></text:p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/>
    <style:font-face style:name="Times New Roman,Bold" svg:font-family="'Times New Roman,Bold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23:12:49.192617195</meta:creation-date>
    <meta:generator>LibreOffice/24.8.0.3$MacOSX_X86_64 LibreOffice_project/0bdf1299c94fe897b119f97f3c613e9dca6be583</meta:generator>
    <dc:date>2024-10-12T23:59:16.234546228</dc:date>
    <meta:editing-duration>PT8H4M3S</meta:editing-duration>
    <meta:editing-cycles>16</meta:editing-cycles>
    <meta:document-statistic meta:table-count="1" meta:image-count="0" meta:object-count="0" meta:page-count="6" meta:paragraph-count="51" meta:word-count="844" meta:character-count="7214" meta:non-whitespace-character-count="6433"/>
  </office:meta>
</office:document-meta>
</file>